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8d4c" officeooo:paragraph-rsid="00068d4c"/>
    </style:style>
    <style:style style:name="P2" style:family="paragraph" style:parent-style-name="Standard">
      <style:paragraph-properties fo:text-align="justify" style:justify-single-word="false"/>
      <style:text-properties officeooo:rsid="00068d4c" officeooo:paragraph-rsid="0008bfe1"/>
    </style:style>
    <style:style style:name="P3" style:family="paragraph" style:parent-style-name="Standard">
      <style:paragraph-properties fo:text-align="justify" style:justify-single-word="false"/>
      <style:text-properties officeooo:rsid="0008bfe1" officeooo:paragraph-rsid="0008bfe1"/>
    </style:style>
    <style:style style:name="P4" style:family="paragraph" style:parent-style-name="Standard">
      <style:paragraph-properties fo:text-align="justify" style:justify-single-word="false"/>
      <style:text-properties officeooo:rsid="0008bfe1" officeooo:paragraph-rsid="000a2b52"/>
    </style:style>
    <style:style style:name="P5" style:family="paragraph" style:parent-style-name="Standard">
      <style:paragraph-properties fo:text-align="justify" style:justify-single-word="false"/>
      <style:text-properties officeooo:rsid="0008bfe1" officeooo:paragraph-rsid="0008bfe1"/>
    </style:style>
    <style:style style:name="P6" style:family="paragraph" style:parent-style-name="Standard">
      <style:paragraph-properties fo:text-align="justify" style:justify-single-word="false"/>
      <style:text-properties officeooo:rsid="00068d4c" officeooo:paragraph-rsid="0008bfe1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68d4c" officeooo:paragraph-rsid="00068d4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95312" officeooo:paragraph-rsid="00095312"/>
    </style:style>
    <style:style style:name="P9" style:family="paragraph" style:parent-style-name="Standard">
      <style:paragraph-properties fo:text-align="justify" style:justify-single-word="false"/>
      <style:text-properties officeooo:rsid="000e5c68" officeooo:paragraph-rsid="000e5c68"/>
    </style:style>
    <style:style style:name="P10" style:family="paragraph" style:parent-style-name="Standard">
      <style:paragraph-properties fo:text-align="justify" style:justify-single-word="false"/>
      <style:text-properties officeooo:rsid="000ec1f5" officeooo:paragraph-rsid="000ec1f5"/>
    </style:style>
    <style:style style:name="P11" style:family="paragraph" style:parent-style-name="Standard">
      <style:paragraph-properties fo:text-align="justify" style:justify-single-word="false"/>
      <style:text-properties officeooo:rsid="000fe0a7" officeooo:paragraph-rsid="000fe0a7"/>
    </style:style>
    <style:style style:name="P12" style:family="paragraph" style:parent-style-name="Standard">
      <style:paragraph-properties fo:text-align="justify" style:justify-single-word="false"/>
      <style:text-properties officeooo:rsid="00100b6a" officeooo:paragraph-rsid="00100b6a"/>
    </style:style>
    <style:style style:name="P13" style:family="paragraph" style:parent-style-name="Standard">
      <style:paragraph-properties fo:text-align="justify" style:justify-single-word="false"/>
      <style:text-properties officeooo:rsid="00169838" officeooo:paragraph-rsid="00169838"/>
    </style:style>
    <style:style style:name="P14" style:family="paragraph" style:parent-style-name="Standard">
      <style:paragraph-properties fo:text-align="justify" style:justify-single-word="false"/>
      <style:text-properties officeooo:rsid="001705d6" officeooo:paragraph-rsid="001705d6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8bfe1" officeooo:paragraph-rsid="0008bfe1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a1c5" officeooo:paragraph-rsid="0019a1c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69838" officeooo:paragraph-rsid="0016983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98038" officeooo:paragraph-rsid="0019803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69838" officeooo:paragraph-rsid="0016983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98038" officeooo:paragraph-rsid="0019803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9ceb9" officeooo:paragraph-rsid="0019ceb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21b561" officeooo:paragraph-rsid="0021b561" style:font-weight-asian="normal" style:font-weight-complex="normal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size="12pt"/>
    </style:style>
    <style:style style:name="P27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079bae"/>
    </style:style>
    <style:style style:name="T2" style:family="text">
      <style:text-properties officeooo:rsid="000a2b52"/>
    </style:style>
    <style:style style:name="T3" style:family="text">
      <style:text-properties officeooo:rsid="000adb38"/>
    </style:style>
    <style:style style:name="T4" style:family="text">
      <style:text-properties officeooo:rsid="000b0cf6"/>
    </style:style>
    <style:style style:name="T5" style:family="text">
      <style:text-properties officeooo:rsid="000fe0a7"/>
    </style:style>
    <style:style style:name="T6" style:family="text">
      <style:text-properties officeooo:rsid="0010e3d8"/>
    </style:style>
    <style:style style:name="T7" style:family="text">
      <style:text-properties officeooo:rsid="00193ff6"/>
    </style:style>
    <style:style style:name="T8" style:family="text">
      <style:text-properties officeooo:rsid="001b455c"/>
    </style:style>
    <style:style style:name="T9" style:family="text">
      <style:text-properties fo:font-weight="bold" officeooo:rsid="001b455c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b455c" style:font-weight-asian="bold" style:font-weight-complex="bold"/>
    </style:style>
    <style:style style:name="T11" style:family="text">
      <style:text-properties officeooo:rsid="001c4c21"/>
    </style:style>
    <style:style style:name="T12" style:family="text">
      <style:text-properties officeooo:rsid="0020d582"/>
    </style:style>
    <style:style style:name="T13" style:family="text">
      <style:text-properties officeooo:rsid="002246f6"/>
    </style:style>
    <style:style style:name="T14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305cm" fo:min-width="4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697cm" fo:min-width="2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753cm" fo:min-width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827cm" fo:min-width="2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Ultrafine_20_2_20_Dots_20_3_20_Dashes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istem Antrian Menggunakan Aplikasi PC</text:p>
      <text:p text:style-name="P2"><text:s/><text:line-break/></text:p>
      <text:p text:style-name="P2"><text:span text:style-name="T3">Dalam suatu mekanisme </text:span>antrian <text:span text:style-name="T3">diperlukan</text:span> <text:span text:style-name="T3">suatu sistem</text:span> yang dapat memudahkan penerima antrian <text:span text:style-name="T3">(Bagian Pelayanan) </text:span>dalam melakukan kegiatan pelayanan <text:span text:style-name="T4">kepada pelaku antrian (konsumen/klien)</text:span>.</text:p>
      <text:p text:style-name="P1"/>
      <text:p text:style-name="P1"><text:span text:style-name="T1">Penggunaan </text:span>sistem aplikasi komputer dapat di<text:span text:style-name="T1">terapkan</text:span> untuk membuat suatu proses antrian menjadi otomatis (otomatisasi), <text:span text:style-name="T1">sehingga menghasilkan kecepatan, keakuratan, dan kedisiplinan.</text:span> </text:p>
      <text:p text:style-name="P1"/>
      <text:p text:style-name="P15">Model Antrian</text:p>
      <text:p text:style-name="P3"/>
      <text:p text:style-name="P3">Model antrian yang umum dipakai adalah dengan menggunakan model Klien-Tiket-Pelayanan, </text:p>
      <text:p text:style-name="P4"/>
      <text:p text:style-name="P3">Apabila di buat <text:span text:style-name="T2">Bagan maka dapat dibuat </text:span>sebagai berikut :</text:p>
      <text:p text:style-name="P3"/>
      <text:p text:style-name="P3"><draw:custom-shape text:anchor-type="paragraph" draw:z-index="2" draw:style-name="gr3" svg:width="2.999cm" svg:height="1.881cm" svg:x="3.84cm" svg:y="0.4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4" svg:width="3.028cm" svg:height="1.941cm" svg:x="3.928cm" svg:y="4.5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6" draw:style-name="gr1" draw:text-style-name="P23" svg:width="3.089cm" svg:height="2.146cm" svg:x="0.369cm" svg:y="2.884cm"><text:p/></draw:ellipse><draw:polyline text:anchor-type="paragraph" draw:z-index="8" draw:style-name="gr8" draw:text-style-name="P24" svg:width="3.543cm" svg:height="0.553cm" draw:transform="skewX (0.00279252680319093) rotate (0.0260054058547155) translate (6.94216461618607cm 5.23564208632912cm)" svg:viewBox="0 0 3544 554" draw:points="0,554 3060,553 3544,0"><text:p/></draw:polyline><draw:polyline text:anchor-type="paragraph" draw:z-index="9" draw:style-name="gr8" draw:text-style-name="P24" svg:width="3.028cm" svg:height="0.558cm" svg:x="6.839cm" svg:y="1.203cm" svg:viewBox="0 0 3029 559" draw:points="0,0 2734,0 3029,559"><text:p/></draw:polyline><draw:polyline text:anchor-type="paragraph" draw:z-index="10" draw:style-name="gr9" draw:text-style-name="P24" svg:width="1.662cm" svg:height="0.849cm" draw:transform="rotate (-0.807389311972578) translate (2.7783936905926cm 4.44117779401876cm)" svg:viewBox="0 0 1663 850" draw:points="0,850 850,850 1663,0"><text:p/></draw:polyline></text:p>
      <text:p text:style-name="P3"><draw:frame text:anchor-type="paragraph" draw:z-index="4" draw:style-name="gr5" draw:text-style-name="P25" svg:width="2.999cm" svg:height="0.976cm" svg:x="4.001cm" svg:y="0.48cm"><draw:text-box><text:p text:style-name="P24">TAMPILAN</text:p></draw:text-box></draw:frame></text:p>
      <text:p text:style-name="P3"><draw:line text:anchor-type="paragraph" draw:z-index="17" draw:style-name="gr14" draw:text-style-name="P24" svg:x1="3.84cm" svg:y1="0.469cm" svg:x2="2.018cm" svg:y2="1.734cm"><text:p/></draw:line><draw:custom-shape text:anchor-type="paragraph" draw:z-index="13" draw:style-name="gr12" svg:width="2.675cm" svg:height="2.026cm" svg:x="12.866cm" svg:y="0.0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ellipse text:anchor-type="paragraph" draw:z-index="0" draw:style-name="gr1" draw:text-style-name="P23" svg:width="3.767cm" svg:height="3.559cm" svg:x="8.132cm" svg:y="0.245cm"><text:p/></draw:ellipse><draw:frame text:anchor-type="paragraph" draw:z-index="14" draw:style-name="gr11" draw:text-style-name="P27" svg:width="2.827cm" svg:height="0.976cm" svg:x="12.866cm" svg:y="0.134cm"><draw:text-box><text:p text:style-name="P24"><text:span text:style-name="T14">APLIKASI</text:span></text:p><text:p text:style-name="P24"><text:span text:style-name="T14"><text:s/></text:span><text:span text:style-name="T14">USER</text:span></text:p></draw:text-box></draw:frame></text:p>
      <text:p text:style-name="P3"><draw:line text:anchor-type="paragraph" draw:z-index="16" draw:style-name="gr13" draw:text-style-name="P24" svg:x1="12.865cm" svg:y1="0.256cm" svg:x2="11.777cm" svg:y2="0.933cm"><text:p/></draw:line></text:p>
      <text:p text:style-name="P3"><draw:frame text:anchor-type="paragraph" draw:z-index="11" draw:style-name="gr10" draw:text-style-name="P25" svg:width="3.294cm" svg:height="0.976cm" svg:x="8.484cm" svg:y="0.446cm"><draw:text-box><text:p text:style-name="P24">APLIKASI SERVER</text:p></draw:text-box></draw:frame></text:p>
      <text:p text:style-name="P3"><draw:line text:anchor-type="paragraph" draw:z-index="15" draw:style-name="gr9" draw:text-style-name="P24" svg:x1="14.196cm" svg:y1="2.051cm" svg:x2="14.196cm" svg:y2="0.134cm"><text:p/></draw:line><draw:frame text:anchor-type="paragraph" draw:z-index="7" draw:style-name="gr7" draw:text-style-name="P25" svg:width="2.463cm" svg:height="1.228cm" svg:x="0.73cm" svg:y="0.557cm"><draw:text-box><text:p text:style-name="P24">KONSUMEN</text:p><text:p text:style-name="P24">/KLIEN</text:p></draw:text-box></draw:frame></text:p>
      <text:p text:style-name="P3"/>
      <text:p text:style-name="P3"/>
      <text:p text:style-name="P3"/>
      <text:p text:style-name="P3"><draw:custom-shape text:anchor-type="paragraph" draw:z-index="1" draw:style-name="gr2" svg:width="4.322cm" svg:height="2.553cm" svg:x="12.46cm" svg:y="0.1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style-name="gr6" draw:text-style-name="P25" svg:width="3.121cm" svg:height="1.128cm" svg:x="3.859cm" svg:y="0.106cm"><draw:text-box><text:p text:style-name="P24">APLIKASI</text:p><text:p text:style-name="P24">MESIN TIKET</text:p></draw:text-box></draw:frame></text:p>
      <text:p text:style-name="P3"><draw:frame text:anchor-type="paragraph" draw:z-index="12" draw:style-name="gr11" draw:text-style-name="P26" svg:width="3.051cm" svg:height="0.555cm" svg:x="13.383cm" svg:y="0.649cm"><draw:text-box><text:p><text:span text:style-name="T14">PELAYANAN</text:span></text:p></draw:text-box></draw:frame><draw:polyline text:anchor-type="paragraph" draw:z-index="18" draw:style-name="gr15" draw:text-style-name="P24" svg:width="10.794cm" svg:height="1.645cm" draw:transform="rotate (-3.13618213290861) translate (12.4601111111111cm 1.70038888888889cm)" svg:viewBox="0 0 10795 1646" draw:points="0,0 10795,0 10786,1646"><text:p/></draw:polyline> <text:s text:c="10"/></text:p>
      <text:p text:style-name="P3"/>
      <text:p text:style-name="P3"/>
      <text:p text:style-name="P3"/>
      <text:p text:style-name="P3"/>
      <text:p text:style-name="P13">Konsumen</text:p>
      <text:p text:style-name="P11">Adalah pelaku antrian</text:p>
      <text:p text:style-name="P11"/>
      <text:p text:style-name="P13">Mesin Tiket</text:p>
      <text:p text:style-name="P10">merupakan mesin untuk mengambil nomor urut antrian, <text:span text:style-name="T5">mesin ini dipasang suatu aplikasi yang dapat melakukan print secara otomatis.</text:span></text:p>
      <text:p text:style-name="P9"/>
      <text:p text:style-name="P13">Aplikasi Server</text:p>
      <text:p text:style-name="P12">Aplikasi utama <text:span text:style-name="T6">merupakan tempat penyedia fitur-fitur antrian seperti database ataupun pengaturan-pengaturan utama.</text:span></text:p>
      <text:p text:style-name="P9"/>
      <text:p text:style-name="P13">Tampilan</text:p>
      <text:p text:style-name="P13">Adalah hasil output yang merupakan nomor antrian terakhir yang sedang berlangsung. Hasil output ini disajikan dalam sebuah layar yang dapat dibaca oleh konsumen.</text:p>
      <text:p text:style-name="P8"/>
      <text:p text:style-name="P14">Aplikasi User</text:p>
      <text:p text:style-name="P12">Aplikasi yang dipasang ditiap bagian pelayanan / user, aplikasi ini digunakan untuk melakukan/menjalankan aplikasi antrian.</text:p>
      <text:p text:style-name="P8"/>
      <text:p text:style-name="P14">Pelayanan</text:p>
      <text:p text:style-name="P11">Merupakan bagian dalam suatu unit usaha yang bertugas menerima pelaku antrian.</text:p>
      <text:p text:style-name="P16"><text:soft-page-break/>Komponen -Komponen</text:p>
      <text:p text:style-name="P17"/>
      <text:p text:style-name="P17"><text:span text:style-name="T7">Komponen <text:s/></text:span>Aplikasi Server</text:p>
      <text:p text:style-name="P19">- <text:span text:style-name="T7">PC / komputer</text:span></text:p>
      <text:p text:style-name="P19">- <text:span text:style-name="T7">Sistem Operasi Linux</text:span></text:p>
      <text:p text:style-name="P19">- <text:span text:style-name="T7">Aplikasi berbasis bahasa Python</text:span></text:p>
      <text:p text:style-name="P19">- <text:span text:style-name="T7">Jaringan kabel / Wireless</text:span></text:p>
      <text:p text:style-name="P19"/>
      <text:p text:style-name="P18">Komponen Aplikasi Client</text:p>
      <text:p text:style-name="P20">- PC/ komputer</text:p>
      <text:p text:style-name="P20">- Sistem Operasi sesuai kebiasaan pengguna</text:p>
      <text:p text:style-name="P20">- Aplikasi berbasis bahasa Python</text:p>
      <text:p text:style-name="P20">- Jaringan kabel / Wireless</text:p>
      <text:p text:style-name="P20"/>
      <text:p text:style-name="P18">Komponen Mesin Cetak</text:p>
      <text:p text:style-name="P20">- PC/Komputer</text:p>
      <text:p text:style-name="P20">- Sistem Operasi Linux</text:p>
      <text:p text:style-name="P20">- Mesin cetak / printer</text:p>
      <text:p text:style-name="P20">- Aplikasi berbasis bahasa Python</text:p>
      <text:p text:style-name="P20"/>
      <text:p text:style-name="P20"/>
      <text:p text:style-name="P21"><text:span text:style-name="T10">Pembagian Kerja Beserta Estimasi Penyelesaiannya</text:span> </text:p>
      <text:p text:style-name="P21">- Monitoring / Survei Tempat <text:span text:style-name="T11">( 1 hari )</text:span></text:p>
      <text:p text:style-name="P21">- <text:span text:style-name="T11">Studi Literatur &amp; </text:span>Mapping <text:span text:style-name="T11">( 2 - 4 hari )</text:span></text:p>
      <text:p text:style-name="P21">- Penyiapan alat &amp; bahan ( 3 hari )</text:p>
      <text:p text:style-name="P21">- Pembuatan Program ( 2 – <text:span text:style-name="T12">4</text:span> Minggu/ tergantung tingkat kerumitan )</text:p>
      <text:p text:style-name="P21">- Penerapan Uji Program ( 1 - 2 hari )</text:p>
      <text:p text:style-name="P21">- Pemasangan di Tempat ( 2 - 5 hari )</text:p>
      <text:p text:style-name="P22">Total waktu seluruhnya adalah (23 – <text:span text:style-name="T13">43 har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6-10-01T09:09:57.957264689</meta:creation-date>
    <dc:date>2016-10-01T11:34:15.408440729</dc:date>
    <dc:creator>Richie Rahmat Hidayat</dc:creator>
    <meta:editing-duration>PT1H19M12S</meta:editing-duration>
    <meta:editing-cycles>36</meta:editing-cycles>
    <meta:generator>LibreOffice/5.0.3.2$Linux_x86 LibreOffice_project/00m0$Build-2</meta:generator>
    <meta:document-statistic meta:table-count="0" meta:image-count="0" meta:object-count="0" meta:page-count="2" meta:paragraph-count="44" meta:word-count="296" meta:character-count="2008" meta:non-whitespace-character-count="1735"/>
  </office:meta>
</office:document-meta>
</file>